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5.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.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3.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.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3.837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8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2.75cm" fo:min-width="5.8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2.9cm"/>
    </style:style>
    <style:style style:name="gr18" style:family="graphic" style:parent-style-name="standard">
      <style:graphic-properties draw:textarea-horizontal-align="justify" draw:textarea-vertical-align="middle" draw:auto-grow-height="false" fo:min-height="3.55cm" fo:min-width="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6666ff"/>
    </style:style>
    <style:style style:name="T1" style:family="text">
      <style:text-properties fo:color="#66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2cm" svg:x="10cm" svg:y="1.4cm">
          <text:p text:style-name="P1">Reviews Ta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1.1cm" svg:y="5.4cm">
          <text:p text:style-name="P1">Add a New Re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7.9cm" svg:y="5.4cm">
          <text:p text:style-name="P1">Edit an Existing </text:p>
          <text:p text:style-name="P1">Re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cm" svg:x="14.6cm" svg:y="5.4cm">
          <text:p text:style-name="P1">Delete an Existing </text:p>
          <text:p text:style-name="P1">Revie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2cm" svg:x="1.1cm" svg:y="10.4cm">
          <text:p text:style-name="P1">Add Review</text:p>
          <text:p text:style-name="P1"><text:s/>Inform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2.2cm" svg:x="9.9cm" svg:y="10.4cm">
          <text:p text:style-name="P1">Edit </text:p>
          <text:p text:style-name="P1">Review </text:p>
          <text:p text:style-name="P1">Inform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cm" svg:height="2.4cm" svg:x="19.7cm" svg:y="9.4cm">
          <text:p text:style-name="P1">Remove </text:p>
          <text:p text:style-name="P1">Review </text:p>
          <text:p text:style-name="P1">Inform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cm" svg:height="2cm" svg:x="14.9cm" svg:y="9.4cm">
          <text:p text:style-name="P1">Get Review </text:p>
          <text:p text:style-name="P1">Information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8cm" svg:y1="8.4cm" svg:x2="2.8cm" svg:y2="10.4cm">
          <text:p/>
        </draw:line>
        <draw:line draw:style-name="gr6" draw:text-style-name="P1" draw:layer="layout" svg:x1="10.9cm" svg:y1="8.4cm" svg:x2="10.9cm" svg:y2="10.4cm">
          <text:p/>
        </draw:line>
        <draw:line draw:style-name="gr6" draw:text-style-name="P1" draw:layer="layout" svg:x1="17.3cm" svg:y1="9.4cm" svg:x2="18.9cm" svg:y2="7.4cm">
          <text:p/>
        </draw:line>
        <draw:line draw:style-name="gr6" draw:text-style-name="P1" draw:layer="layout" svg:x1="18.9cm" svg:y1="7.4cm" svg:x2="21.7cm" svg:y2="9.4cm">
          <text:p/>
        </draw:line>
        <draw:custom-shape draw:style-name="gr7" draw:text-style-name="P1" draw:layer="layout" svg:width="4.337cm" svg:height="2.1cm" svg:x="5.2cm" svg:y="10.4cm">
          <text:p text:style-name="P1">Get </text:p>
          <text:p text:style-name="P1">Review </text:p>
          <text:p text:style-name="P1">Information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9cm" svg:y1="8.4cm" svg:x2="7.3cm" svg:y2="10.4cm">
          <text:p/>
        </draw:line>
        <draw:line draw:style-name="gr6" draw:text-style-name="P1" draw:layer="layout" svg:x1="4.2cm" svg:y1="5.4cm" svg:x2="13.1cm" svg:y2="3.4cm">
          <text:p/>
        </draw:line>
        <draw:line draw:style-name="gr6" draw:text-style-name="P1" draw:layer="layout" svg:x1="13cm" svg:y1="3.4cm" svg:x2="13cm" svg:y2="5.4cm">
          <text:p/>
        </draw:line>
        <draw:line draw:style-name="gr6" draw:text-style-name="P1" draw:layer="layout" svg:x1="13cm" svg:y1="3.4cm" svg:x2="18cm" svg:y2="5.4cm">
          <text:p/>
        </draw:line>
        <draw:custom-shape draw:style-name="gr8" draw:text-style-name="P1" draw:layer="layout" svg:width="4.5cm" svg:height="2cm" svg:x="21.2cm" svg:y="5.4cm">
          <text:p text:style-name="P1">Filter Reviews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4.9cm" svg:y1="7.4cm" svg:x2="24.9cm" svg:y2="9.3cm">
          <text:p/>
        </draw:line>
        <draw:frame draw:style-name="gr9" draw:layer="layout" svg:width="2.86cm" svg:height="0.962cm" draw:transform="rotate (-1.56311687808612) translate (25.462cm 9.1cm)">
          <draw:text-box>
            <text:p>Page 61</text:p>
          </draw:text-box>
        </draw:frame>
        <draw:g>
          <draw:line draw:style-name="gr10" draw:text-style-name="P1" draw:layer="layout" svg:x1="3.033cm" svg:y1="9.937cm" svg:x2="2.983cm" svg:y2="9.239cm">
            <text:p/>
          </draw:line>
          <draw:custom-shape draw:style-name="gr11" draw:text-style-name="P1" draw:layer="layout" svg:width="0.4cm" svg:height="0.4cm" draw:transform="rotate (0.0712094334813686) translate (2.833cm 9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0" draw:text-style-name="P1" draw:layer="layout" svg:x1="7.401cm" svg:y1="9.911cm" svg:x2="8cm" svg:y2="9.352cm">
            <text:p/>
          </draw:line>
          <draw:custom-shape draw:style-name="gr12" draw:text-style-name="P1" draw:layer="layout" svg:width="0.468cm" svg:height="0.468cm" draw:transform="rotate (-0.819606616736537) translate (7.242cm 9.7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0" draw:text-style-name="P1" draw:layer="layout" svg:x1="11.118cm" svg:y1="8.909cm" svg:x2="11.153cm" svg:y2="9.608cm">
            <text:p/>
          </draw:line>
          <draw:custom-shape draw:style-name="gr11" draw:text-style-name="P1" draw:layer="layout" svg:width="0.4cm" svg:height="0.4cm" draw:transform="rotate (-3.09167623698276) translate (11.319cm 8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0" draw:text-style-name="P1" draw:layer="layout" svg:x1="17.083cm" svg:y1="8.956cm" svg:x2="17.495cm" svg:y2="8.39cm">
            <text:p/>
          </draw:line>
          <draw:custom-shape draw:style-name="gr11" draw:text-style-name="P1" draw:layer="layout" svg:width="0.4cm" svg:height="0.4cm" draw:transform="rotate (-0.629016662418756) translate (16.922cm 8.83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0" draw:text-style-name="P1" draw:layer="layout" svg:x1="20.038cm" svg:y1="7.875cm" svg:x2="20.555cm" svg:y2="8.347cm">
            <text:p/>
          </draw:line>
          <draw:custom-shape draw:style-name="gr11" draw:text-style-name="P1" draw:layer="layout" svg:width="0.4cm" svg:height="0.4cm" draw:transform="rotate (-2.31168859426649) translate (20.173cm 7.7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layer="layout" svg:width="1.137cm" svg:height="0.962cm" svg:x="2.663cm" svg:y="8.438cm">
          <draw:text-box>
            <text:p>RI</text:p>
          </draw:text-box>
        </draw:frame>
        <draw:frame draw:style-name="gr13" draw:layer="layout" svg:width="1.137cm" svg:height="0.962cm" svg:x="8.063cm" svg:y="8.5cm">
          <draw:text-box>
            <text:p>RI</text:p>
          </draw:text-box>
        </draw:frame>
        <draw:frame draw:style-name="gr13" draw:layer="layout" svg:width="1.137cm" svg:height="0.962cm" svg:x="10.8cm" svg:y="9.5cm">
          <draw:text-box>
            <text:p>RI</text:p>
          </draw:text-box>
        </draw:frame>
        <draw:frame draw:style-name="gr13" draw:layer="layout" svg:width="1.137cm" svg:height="0.962cm" svg:x="17cm" svg:y="7.5cm">
          <draw:text-box>
            <text:p>RI</text:p>
          </draw:text-box>
        </draw:frame>
        <draw:frame draw:style-name="gr13" draw:layer="layout" svg:width="1.137cm" svg:height="0.962cm" svg:x="20.6cm" svg:y="8cm">
          <draw:text-box>
            <text:p>RI</text:p>
          </draw:text-box>
        </draw:frame>
        <draw:line draw:style-name="gr6" draw:text-style-name="P1" draw:layer="layout" svg:x1="13cm" svg:y1="3.4cm" svg:x2="23.7cm" svg:y2="5.4cm">
          <text:p/>
        </draw:line>
        <draw:custom-shape draw:style-name="gr14" draw:text-style-name="P1" draw:layer="layout" svg:width="0.8cm" svg:height="1cm" svg:x="2.4cm" svg:y="7.4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draw:layer="layout" svg:width="0.8cm" svg:height="1cm" svg:x="10.501cm" svg:y="7.401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draw:layer="layout" svg:width="6.3cm" svg:height="3cm" svg:x="1.3cm" svg:y="1.2cm">
          <text:p text:style-name="P1">Key:</text:p>
          <text:p text:style-name="P1"/>
          <text:p text:style-name="P2">3. If RI is valid</text:p>
          <text:p text:style-name="P2"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8" draw:text-style-name="P1" draw:layer="layout" svg:width="4.5cm" svg:height="2cm" svg:x="11.3cm" svg:y="5.2cm">
          <text:p text:style-name="P1">Filter Review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cm" svg:height="2cm" svg:x="18.3cm" svg:y="8.1cm">
          <text:p text:style-name="P1">Filter Typ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cm" svg:height="2cm" svg:x="9.8cm" svg:y="8.2cm">
          <text:p text:style-name="P1">Filter Siz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cm" svg:height="2cm" svg:x="2cm" svg:y="8.2cm">
          <text:p text:style-name="P1">Filter Brand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7cm" svg:y1="7.2cm" svg:x2="4.1cm" svg:y2="8.2cm">
          <text:p/>
        </draw:line>
        <draw:line draw:style-name="gr6" draw:text-style-name="P1" draw:layer="layout" svg:x1="13.7cm" svg:y1="7.2cm" svg:x2="12.1cm" svg:y2="8.2cm">
          <text:p/>
        </draw:line>
        <draw:line draw:style-name="gr6" draw:text-style-name="P1" draw:layer="layout" svg:x1="13.7cm" svg:y1="7.2cm" svg:x2="20.9cm" svg:y2="8.1cm">
          <text:p/>
        </draw:line>
        <draw:custom-shape draw:style-name="gr16" draw:text-style-name="P1" draw:layer="layout" svg:width="1cm" svg:height="1cm" svg:x="3.5cm" svg:y="10.2cm">
          <text:p text:style-name="P1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1cm" svg:height="1cm" svg:x="11.7cm" svg:y="10.2cm">
          <text:p text:style-name="P1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1cm" svg:height="1cm" svg:x="20.4cm" svg:y="10.1cm">
          <text:p text:style-name="P1">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" draw:layer="layout" svg:x1="4cm" svg:y1="11.2cm" svg:x2="7.3cm" svg:y2="12cm">
          <text:p/>
        </draw:line>
        <draw:line draw:style-name="gr6" draw:text-style-name="P1" draw:layer="layout" svg:x1="4cm" svg:y1="11.2cm" svg:x2="3cm" svg:y2="12cm">
          <text:p/>
        </draw:line>
        <draw:custom-shape draw:style-name="gr17" draw:text-style-name="P1" draw:layer="layout" svg:width="3.4cm" svg:height="2cm" svg:x="1.3cm" svg:y="12cm">
          <text:p text:style-name="P1">Get<text:line-break/>Review<text:line-break/>Information</text:p>
          <draw:enhanced-geometry svg:viewBox="0 0 21600 21600" draw:type="rectangle" draw:enhanced-path="M 0 0 L 21600 0 21600 21600 0 21600 0 0 Z N"/>
        </draw:custom-shape>
        <draw:g>
          <draw:line draw:style-name="gr10" draw:text-style-name="P1" draw:layer="layout" svg:x1="3.101cm" svg:y1="11.559cm" svg:x2="3.7cm" svg:y2="11cm">
            <text:p/>
          </draw:line>
          <draw:custom-shape draw:style-name="gr12" draw:text-style-name="P1" draw:layer="layout" svg:width="0.468cm" svg:height="0.468cm" draw:transform="rotate (-0.819606616736537) translate (2.942cm 11.3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layer="layout" svg:width="1.137cm" svg:height="0.962cm" svg:x="1.8cm" svg:y="10.938cm">
          <draw:text-box>
            <text:p>RI</text:p>
          </draw:text-box>
        </draw:frame>
        <draw:custom-shape draw:style-name="gr17" draw:text-style-name="P1" draw:layer="layout" svg:width="3.4cm" svg:height="2cm" svg:x="5.5cm" svg:y="12cm">
          <text:p text:style-name="P1">Display<text:line-break/>Review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2cm" svg:y1="11.201cm" svg:x2="15.5cm" svg:y2="12.001cm">
          <text:p/>
        </draw:line>
        <draw:line draw:style-name="gr6" draw:text-style-name="P1" draw:layer="layout" svg:x1="12.2cm" svg:y1="11.201cm" svg:x2="11.2cm" svg:y2="12.001cm">
          <text:p/>
        </draw:line>
        <draw:custom-shape draw:style-name="gr17" draw:text-style-name="P1" draw:layer="layout" svg:width="3.4cm" svg:height="2cm" svg:x="9.5cm" svg:y="12.001cm">
          <text:p text:style-name="P1">Get<text:line-break/>Review<text:line-break/>Information</text:p>
          <draw:enhanced-geometry svg:viewBox="0 0 21600 21600" draw:type="rectangle" draw:enhanced-path="M 0 0 L 21600 0 21600 21600 0 21600 0 0 Z N"/>
        </draw:custom-shape>
        <draw:g>
          <draw:line draw:style-name="gr10" draw:text-style-name="P1" draw:layer="layout" svg:x1="11.301cm" svg:y1="11.56cm" svg:x2="11.9cm" svg:y2="11.001cm">
            <text:p/>
          </draw:line>
          <draw:custom-shape draw:style-name="gr12" draw:text-style-name="P1" draw:layer="layout" svg:width="0.468cm" svg:height="0.468cm" draw:transform="rotate (-0.819606616736537) translate (11.142cm 11.3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layer="layout" svg:width="1.137cm" svg:height="0.962cm" svg:x="10cm" svg:y="10.901cm">
          <draw:text-box>
            <text:p>RI</text:p>
          </draw:text-box>
        </draw:frame>
        <draw:custom-shape draw:style-name="gr17" draw:text-style-name="P1" draw:layer="layout" svg:width="3.4cm" svg:height="2cm" svg:x="13.7cm" svg:y="12.001cm">
          <text:p text:style-name="P1">Display<text:line-break/>Review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9cm" svg:y1="11.102cm" svg:x2="24.2cm" svg:y2="11.902cm">
          <text:p/>
        </draw:line>
        <draw:line draw:style-name="gr6" draw:text-style-name="P1" draw:layer="layout" svg:x1="20.9cm" svg:y1="11.102cm" svg:x2="19.9cm" svg:y2="11.902cm">
          <text:p/>
        </draw:line>
        <draw:custom-shape draw:style-name="gr17" draw:text-style-name="P1" draw:layer="layout" svg:width="3.4cm" svg:height="2cm" svg:x="18.2cm" svg:y="11.902cm">
          <text:p text:style-name="P1">Get<text:line-break/>Review<text:line-break/>Information</text:p>
          <draw:enhanced-geometry svg:viewBox="0 0 21600 21600" draw:type="rectangle" draw:enhanced-path="M 0 0 L 21600 0 21600 21600 0 21600 0 0 Z N"/>
        </draw:custom-shape>
        <draw:g>
          <draw:line draw:style-name="gr10" draw:text-style-name="P1" draw:layer="layout" svg:x1="20.001cm" svg:y1="11.461cm" svg:x2="20.6cm" svg:y2="10.902cm">
            <text:p/>
          </draw:line>
          <draw:custom-shape draw:style-name="gr12" draw:text-style-name="P1" draw:layer="layout" svg:width="0.468cm" svg:height="0.468cm" draw:transform="rotate (-0.819606616736537) translate (19.842cm 11.2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layer="layout" svg:width="1.137cm" svg:height="0.962cm" svg:x="18.7cm" svg:y="10.802cm">
          <draw:text-box>
            <text:p>RI</text:p>
          </draw:text-box>
        </draw:frame>
        <draw:custom-shape draw:style-name="gr17" draw:text-style-name="P1" draw:layer="layout" svg:width="3.4cm" svg:height="2cm" svg:x="22.4cm" svg:y="11.902cm">
          <text:p text:style-name="P1">Display<text:line-break/>Review</text:p>
          <draw:enhanced-geometry svg:viewBox="0 0 21600 21600" draw:type="rectangle" draw:enhanced-path="M 0 0 L 21600 0 21600 21600 0 21600 0 0 Z N"/>
        </draw:custom-shape>
        <draw:g>
          <draw:line draw:style-name="gr10" draw:text-style-name="P1" draw:layer="layout" svg:x1="5.199cm" svg:y1="11.126cm" svg:x2="5.979cm" svg:y2="11.378cm">
            <text:p/>
          </draw:line>
          <draw:custom-shape draw:style-name="gr12" draw:text-style-name="P1" draw:layer="layout" svg:width="0.468cm" svg:height="0.468cm" draw:transform="rotate (-1.88286119705148) translate (5.272cm 10.9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layer="layout" svg:width="1.137cm" svg:height="0.962cm" svg:x="5.963cm" svg:y="10.8cm">
          <draw:text-box>
            <text:p>RI</text:p>
          </draw:text-box>
        </draw:frame>
        <draw:g>
          <draw:line draw:style-name="gr10" draw:text-style-name="P1" draw:layer="layout" svg:x1="13.198cm" svg:y1="11.146cm" svg:x2="13.978cm" svg:y2="11.398cm">
            <text:p/>
          </draw:line>
          <draw:custom-shape draw:style-name="gr12" draw:text-style-name="P1" draw:layer="layout" svg:width="0.468cm" svg:height="0.468cm" draw:transform="rotate (-1.88286119705148) translate (13.271cm 10.9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layer="layout" svg:width="1.137cm" svg:height="0.962cm" svg:x="13.962cm" svg:y="10.82cm">
          <draw:text-box>
            <text:p>RI</text:p>
          </draw:text-box>
        </draw:frame>
        <draw:g>
          <draw:line draw:style-name="gr10" draw:text-style-name="P1" draw:layer="layout" svg:x1="22.197cm" svg:y1="11.166cm" svg:x2="22.977cm" svg:y2="11.418cm">
            <text:p/>
          </draw:line>
          <draw:custom-shape draw:style-name="gr12" draw:text-style-name="P1" draw:layer="layout" svg:width="0.468cm" svg:height="0.468cm" draw:transform="rotate (-1.88286119705148) translate (22.27cm 10.9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layer="layout" svg:width="1.137cm" svg:height="0.962cm" svg:x="22.961cm" svg:y="10.84cm">
          <draw:text-box>
            <text:p>RI</text:p>
          </draw:text-box>
        </draw:frame>
        <draw:custom-shape draw:style-name="gr18" draw:text-style-name="P1" draw:layer="layout" svg:width="9.5cm" svg:height="3.8cm" svg:x="1.3cm" svg:y="1.2cm">
          <text:p text:style-name="P1">Key:</text:p>
          <text:p text:style-name="P1"/>
          <text:p text:style-name="P2">4. If RI = Brand Filter</text:p>
          <text:p text:style-name="P2">5. If RI = Size Filter</text:p>
          <text:p text:style-name="P2">6. If RI = Type Filter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.78cm" svg:height="0.962cm" svg:x="4.22cm" svg:y="10.138cm">
          <draw:text-box>
            <text:p><text:span text:style-name="T1">True</text:span></text:p>
          </draw:text-box>
        </draw:frame>
        <draw:frame draw:style-name="gr19" draw:text-style-name="P3" draw:layer="layout" svg:width="1.78cm" svg:height="0.962cm" svg:x="12.42cm" svg:y="10.1cm">
          <draw:text-box>
            <text:p><text:span text:style-name="T1">True</text:span></text:p>
          </draw:text-box>
        </draw:frame>
        <draw:frame draw:style-name="gr19" draw:text-style-name="P3" draw:layer="layout" svg:width="1.78cm" svg:height="0.962cm" svg:x="21.12cm" svg:y="10.1cm">
          <draw:text-box>
            <text:p><text:span text:style-name="T1">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5:34:55.656000000</meta:creation-date>
    <dc:date>2015-01-15T17:38:56.651000000</dc:date>
    <meta:editing-duration>PT57M56S</meta:editing-duration>
    <meta:editing-cycles>8</meta:editing-cycles>
    <meta:generator>LibreOffice/4.3.2.2$Windows_x86 LibreOffice_project/edfb5295ba211bd31ad47d0bad0118690f76407d</meta:generator>
    <meta:document-statistic meta:object-count="94"/>
  </office:meta>
</office:document-meta>
</file>